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2c4" officeooo:paragraph-rsid="000da2c4"/>
    </style:style>
    <style:style style:name="P2" style:family="paragraph" style:parent-style-name="Standard">
      <style:text-properties officeooo:rsid="000e8a0b" officeooo:paragraph-rsid="000e8a0b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da2c4" officeooo:paragraph-rsid="000da2c4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officeooo:rsid="000e8a0b"/>
    </style:style>
    <style:style style:name="T6" style:family="text">
      <style:text-properties style:font-name="Arial" fo:font-size="11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ment 1:</text:p>
      <text:p text:style-name="P1"/>
      <text:p text:style-name="P3"><text:bookmark text:name="docs-internal-guid-7657bae2-7fff-4b85-4cf6-5b43d9f88393"/>#include&lt;iostream&gt;</text:p>
      <text:p text:style-name="P4">#include&lt;stdlib.h&gt;</text:p>
      <text:p text:style-name="P4">#include&lt;queue&gt;</text:p>
      <text:p text:style-name="P4">using namespace std;</text:p>
      <text:p text:style-name="Text_20_body"/>
      <text:p text:style-name="P4">class node</text:p>
      <text:p text:style-name="P4">{</text:p>
      <text:p text:style-name="P6">   <text:span text:style-name="T1">public:</text:span></text:p>
      <text:p text:style-name="P6">    </text:p>
      <text:p text:style-name="P6">    <text:span text:style-name="T1">node *left, *right;</text:span></text:p>
      <text:p text:style-name="P6">    <text:span text:style-name="T1">int data;</text:span></text:p>
      <text:p text:style-name="Text_20_body"/>
      <text:p text:style-name="P4">};    </text:p>
      <text:p text:style-name="Text_20_body"/>
      <text:p text:style-name="P4">class Breadthfs</text:p>
      <text:p text:style-name="P4">{</text:p>
      <text:p text:style-name="P6"> </text:p>
      <text:p text:style-name="P6"> <text:span text:style-name="T1">public:</text:span></text:p>
      <text:p text:style-name="P6"> </text:p>
      <text:p text:style-name="P6"> <text:span text:style-name="T1">node *insert(node *, int);</text:span></text:p>
      <text:p text:style-name="P6"> <text:span text:style-name="T1">void bfs(node *);</text:span></text:p>
      <text:p text:style-name="P6"> </text:p>
      <text:p text:style-name="P4">};</text:p>
      <text:p text:style-name="Text_20_body"/>
      <text:p text:style-name="P4">node *insert(node *root, int data)</text:p>
      <text:p text:style-name="P4">// inserts a node in tree</text:p>
      <text:p text:style-name="P4">{</text:p>
      <text:p text:style-name="Text_20_body"/>
      <text:p text:style-name="P6">    <text:span text:style-name="T1">if(!root)</text:span></text:p>
      <text:p text:style-name="P6">    <text:span text:style-name="T1">{</text:span></text:p>
      <text:p text:style-name="P9"><text:span text:style-name="T2">     </text:span></text:p>
      <text:p text:style-name="P9"><text:span text:style-name="T2">    </text:span><text:span text:style-name="T3">root=new node;</text:span></text:p>
      <text:p text:style-name="P9"><text:soft-page-break/><text:span text:style-name="T2">    </text:span><text:span text:style-name="T3">root-&gt;left=NULL;</text:span></text:p>
      <text:p text:style-name="P9"><text:span text:style-name="T2">    </text:span><text:span text:style-name="T3">root-&gt;right=NULL;</text:span></text:p>
      <text:p text:style-name="P9"><text:span text:style-name="T2">    </text:span><text:span text:style-name="T3">root-&gt;data=data;</text:span></text:p>
      <text:p text:style-name="P9"><text:span text:style-name="T2">    </text:span><text:span text:style-name="T3">return root;</text:span></text:p>
      <text:p text:style-name="P6">    <text:span text:style-name="T1">}</text:span></text:p>
      <text:p text:style-name="Text_20_body"/>
      <text:p text:style-name="P6">    <text:span text:style-name="T1">queue&lt;node *&gt; q;</text:span></text:p>
      <text:p text:style-name="P6">    <text:span text:style-name="T1">q.push(root);</text:span></text:p>
      <text:p text:style-name="P6">    </text:p>
      <text:p text:style-name="P6">    <text:span text:style-name="T1">while(!q.empty())</text:span></text:p>
      <text:p text:style-name="P6">    <text:span text:style-name="T1">{</text:span></text:p>
      <text:p text:style-name="Text_20_body"/>
      <text:p text:style-name="P9"><text:span text:style-name="T2">    </text:span><text:span text:style-name="T3">node *temp=q.front();</text:span></text:p>
      <text:p text:style-name="P9"><text:span text:style-name="T2">    </text:span><text:span text:style-name="T3">q.pop();</text:span></text:p>
      <text:p text:style-name="P6">    </text:p>
      <text:p text:style-name="P9"><text:span text:style-name="T2">    </text:span><text:span text:style-name="T3">if(temp-&gt;left==NULL)</text:span></text:p>
      <text:p text:style-name="P9"><text:span text:style-name="T2">    </text:span><text:span text:style-name="T3">{</text:span></text:p>
      <text:p text:style-name="P9"><text:span text:style-name="T2">     </text:span></text:p>
      <text:p text:style-name="P9"><text:span text:style-name="T2">    </text:span><text:span text:style-name="T3">temp-&gt;left=new node;</text:span></text:p>
      <text:p text:style-name="P9"><text:span text:style-name="T2">    </text:span><text:span text:style-name="T3">temp-&gt;left-&gt;left=NULL;</text:span></text:p>
      <text:p text:style-name="P9"><text:span text:style-name="T2">    </text:span><text:span text:style-name="T3">temp-&gt;left-&gt;right=NULL;</text:span></text:p>
      <text:p text:style-name="P9"><text:span text:style-name="T2">    </text:span><text:span text:style-name="T3">temp-&gt;left-&gt;data=data;    </text:span></text:p>
      <text:p text:style-name="P9"><text:span text:style-name="T2">    </text:span><text:span text:style-name="T3">return root;</text:span></text:p>
      <text:p text:style-name="P9"><text:span text:style-name="T2">    </text:span><text:span text:style-name="T3">}</text:span></text:p>
      <text:p text:style-name="P9"><text:span text:style-name="T2">    </text:span><text:span text:style-name="T3">else</text:span></text:p>
      <text:p text:style-name="P9"><text:span text:style-name="T2">    </text:span><text:span text:style-name="T3">{</text:span></text:p>
      <text:p text:style-name="Text_20_body"/>
      <text:p text:style-name="P9"><text:span text:style-name="T2">    </text:span><text:span text:style-name="T3">q.push(temp-&gt;left);</text:span></text:p>
      <text:p text:style-name="Text_20_body"/>
      <text:p text:style-name="P9"><text:span text:style-name="T2">    </text:span><text:span text:style-name="T3">}</text:span></text:p>
      <text:p text:style-name="Text_20_body"/>
      <text:p text:style-name="P9"><text:span text:style-name="T2">    </text:span><text:span text:style-name="T3">if(temp-&gt;right==NULL)</text:span></text:p>
      <text:p text:style-name="P9"><text:span text:style-name="T2">    </text:span><text:span text:style-name="T3">{</text:span></text:p>
      <text:p text:style-name="P9"><text:soft-page-break/><text:span text:style-name="T2">     </text:span></text:p>
      <text:p text:style-name="P9"><text:span text:style-name="T2">    </text:span><text:span text:style-name="T3">temp-&gt;right=new node;</text:span></text:p>
      <text:p text:style-name="P9"><text:span text:style-name="T2">    </text:span><text:span text:style-name="T3">temp-&gt;right-&gt;left=NULL;</text:span></text:p>
      <text:p text:style-name="P9"><text:span text:style-name="T2">    </text:span><text:span text:style-name="T3">temp-&gt;right-&gt;right=NULL;</text:span></text:p>
      <text:p text:style-name="P9"><text:span text:style-name="T2">    </text:span><text:span text:style-name="T3">temp-&gt;right-&gt;data=data;    </text:span></text:p>
      <text:p text:style-name="P9"><text:span text:style-name="T2">    </text:span><text:span text:style-name="T3">return root;</text:span></text:p>
      <text:p text:style-name="P9"><text:span text:style-name="T2">    </text:span><text:span text:style-name="T3">}</text:span></text:p>
      <text:p text:style-name="P9"><text:span text:style-name="T2">    </text:span><text:span text:style-name="T3">else</text:span></text:p>
      <text:p text:style-name="P9"><text:span text:style-name="T2">    </text:span><text:span text:style-name="T3">{</text:span></text:p>
      <text:p text:style-name="Text_20_body"/>
      <text:p text:style-name="P9"><text:span text:style-name="T2">    </text:span><text:span text:style-name="T3">q.push(temp-&gt;right);</text:span></text:p>
      <text:p text:style-name="Text_20_body"/>
      <text:p text:style-name="P9"><text:span text:style-name="T2">    </text:span><text:span text:style-name="T3">}</text:span></text:p>
      <text:p text:style-name="Text_20_body"/>
      <text:p text:style-name="P6">    <text:span text:style-name="T1">}</text:span></text:p>
      <text:p text:style-name="P6">    </text:p>
      <text:p text:style-name="P4">}</text:p>
      <text:p text:style-name="Text_20_body"/>
      <text:p text:style-name="P4">void bfs(node *head)</text:p>
      <text:p text:style-name="P4">{</text:p>
      <text:p text:style-name="Text_20_body"/>
      <text:p text:style-name="P9"><text:span text:style-name="T2">    </text:span><text:span text:style-name="T3">queue&lt;node*&gt; q;</text:span></text:p>
      <text:p text:style-name="P9"><text:span text:style-name="T2">    </text:span><text:span text:style-name="T3">q.push(head);</text:span></text:p>
      <text:p text:style-name="P9"><text:span text:style-name="T2">     </text:span></text:p>
      <text:p text:style-name="P9"><text:span text:style-name="T2">    </text:span><text:span text:style-name="T3">int qSize;</text:span></text:p>
      <text:p text:style-name="P9"><text:span text:style-name="T2">     </text:span></text:p>
      <text:p text:style-name="P9"><text:span text:style-name="T2">    </text:span><text:span text:style-name="T3">while (!q.empty())</text:span></text:p>
      <text:p text:style-name="P9"><text:span text:style-name="T2">    </text:span><text:span text:style-name="T3">{</text:span></text:p>
      <text:p text:style-name="P9"><text:span text:style-name="T2">    </text:span><text:span text:style-name="T3">qSize = q.size();</text:span></text:p>
      <text:p text:style-name="P9"><text:span text:style-name="T2">    </text:span><text:span text:style-name="T3">#pragma omp parallel for</text:span></text:p>
      <text:p text:style-name="P9"><text:span text:style-name="T2">             </text:span><text:span text:style-name="T3">//creates parallel threads</text:span></text:p>
      <text:p text:style-name="P9"><text:span text:style-name="T2">    </text:span><text:span text:style-name="T3">for (int i = 0; i &lt; qSize; i++)</text:span></text:p>
      <text:p text:style-name="P9"><text:span text:style-name="T2">    </text:span><text:span text:style-name="T3">{</text:span></text:p>
      <text:p text:style-name="P9"><text:soft-page-break/><text:span text:style-name="T2">    </text:span><text:span text:style-name="T3">node* currNode;</text:span></text:p>
      <text:p text:style-name="P9"><text:span text:style-name="T2">    </text:span><text:span text:style-name="T3">#pragma omp critical</text:span></text:p>
      <text:p text:style-name="P9"><text:span text:style-name="T2">    </text:span><text:span text:style-name="T3">{</text:span></text:p>
      <text:p text:style-name="P9"><text:span text:style-name="T2">      </text:span><text:span text:style-name="T3">currNode = q.front();</text:span></text:p>
      <text:p text:style-name="P9"><text:span text:style-name="T2">      </text:span><text:span text:style-name="T3">q.pop();</text:span></text:p>
      <text:p text:style-name="P9"><text:span text:style-name="T2">      </text:span><text:span text:style-name="T3">cout&lt;&lt;"\t"&lt;&lt;currNode-&gt;data;</text:span></text:p>
      <text:p text:style-name="P9"><text:span text:style-name="T2">       </text:span></text:p>
      <text:p text:style-name="P9"><text:span text:style-name="T2">    </text:span><text:span text:style-name="T3">}// prints parent node</text:span></text:p>
      <text:p text:style-name="P9"><text:span text:style-name="T2">    </text:span><text:span text:style-name="T3">#pragma omp critical</text:span></text:p>
      <text:p text:style-name="P9"><text:span text:style-name="T2">    </text:span><text:span text:style-name="T3">{</text:span></text:p>
      <text:p text:style-name="P9"><text:span text:style-name="T2">    </text:span><text:span text:style-name="T3">if(currNode-&gt;left)// push parent's left node in queue</text:span></text:p>
      <text:p text:style-name="P9"><text:span text:style-name="T2">    </text:span><text:span text:style-name="T3">q.push(currNode-&gt;left);</text:span></text:p>
      <text:p text:style-name="P9"><text:span text:style-name="T2">    </text:span><text:span text:style-name="T3">if(currNode-&gt;right)</text:span></text:p>
      <text:p text:style-name="P9"><text:span text:style-name="T2">    </text:span><text:span text:style-name="T3">q.push(currNode-&gt;right);</text:span></text:p>
      <text:p text:style-name="P9"><text:span text:style-name="T2">    </text:span><text:span text:style-name="T3">}// push parent's right node in queue   </text:span><text:span text:style-name="T2"> </text:span></text:p>
      <text:p text:style-name="Text_20_body"/>
      <text:p text:style-name="P9"><text:span text:style-name="T2">    </text:span><text:span text:style-name="T3">}</text:span></text:p>
      <text:p text:style-name="P9"><text:span text:style-name="T2">    </text:span><text:span text:style-name="T3">}</text:span></text:p>
      <text:p text:style-name="Text_20_body"/>
      <text:p text:style-name="P4">}</text:p>
      <text:p text:style-name="Text_20_body"/>
      <text:p text:style-name="P4">int main(){</text:p>
      <text:p text:style-name="Text_20_body"/>
      <text:p text:style-name="P6">    <text:span text:style-name="T1">node *root=NULL;</text:span></text:p>
      <text:p text:style-name="P6">    <text:span text:style-name="T1">int data;</text:span></text:p>
      <text:p text:style-name="P6">    <text:span text:style-name="T1">char ans;</text:span></text:p>
      <text:p text:style-name="P6">    </text:p>
      <text:p text:style-name="P6">    <text:span text:style-name="T1">do</text:span></text:p>
      <text:p text:style-name="P6">    <text:span text:style-name="T1">{</text:span></text:p>
      <text:p text:style-name="P9"><text:span text:style-name="T2">    </text:span><text:span text:style-name="T3">cout&lt;&lt;"\n enter data=&gt;";</text:span></text:p>
      <text:p text:style-name="P9"><text:span text:style-name="T2">    </text:span><text:span text:style-name="T3">cin&gt;&gt;data;</text:span></text:p>
      <text:p text:style-name="P9"><text:span text:style-name="T2">     </text:span></text:p>
      <text:p text:style-name="P9"><text:span text:style-name="T2">    </text:span><text:span text:style-name="T3">root=insert(root,data);</text:span></text:p>
      <text:p text:style-name="P6"><text:soft-page-break/>    </text:p>
      <text:p text:style-name="P9"><text:span text:style-name="T2">    </text:span><text:span text:style-name="T3">cout&lt;&lt;"do you want insert one more node?";</text:span></text:p>
      <text:p text:style-name="P9"><text:span text:style-name="T2">    </text:span><text:span text:style-name="T3">cin&gt;&gt;ans;</text:span></text:p>
      <text:p text:style-name="P6">    </text:p>
      <text:p text:style-name="P6">    <text:span text:style-name="T1">}while(ans=='y'||ans=='Y');</text:span></text:p>
      <text:p text:style-name="P6">    </text:p>
      <text:p text:style-name="P6">    <text:span text:style-name="T1">bfs(root);</text:span></text:p>
      <text:p text:style-name="P6">    </text:p>
      <text:p text:style-name="P6">    <text:span text:style-name="T1">return 0;</text:span></text:p>
      <text:p text:style-name="P4">}</text:p>
      <text:p text:style-name="P6"> <text:span text:style-name="T1">Run Commands:</text:span></text:p>
      <text:list xml:id="list2840591762" text:style-name="L1">
        <text:list-item>
          <text:p text:style-name="P7"> <text:span text:style-name="T1">g++ -fopenmp bfs.cpp -o bfs</text:span></text:p>
        </text:list-item>
      </text:list>
      <text:p text:style-name="Text_20_body"/>
      <text:list xml:id="list712849731" text:style-name="L2">
        <text:list-item>
          <text:p text:style-name="P5">./bfs</text:p>
        </text:list-item>
      </text:list>
      <text:p text:style-name="Text_20_body"><text:line-break/><text:line-break/><text:span text:style-name="T5">DFS:<text:line-break/></text:span><text:bookmark text:name="docs-internal-guid-1fc2b245-7fff-b03e-9680-57838d6afce0"/><text:span text:style-name="T4">#include &lt;iostream&gt;</text:span></text:p>
      <text:p text:style-name="P8">#include &lt;vector&gt;</text:p>
      <text:p text:style-name="P8">#include &lt;stack&gt;</text:p>
      <text:p text:style-name="P8">#include &lt;omp.h&gt;</text:p>
      <text:p text:style-name="Text_20_body"/>
      <text:p text:style-name="P8">using namespace std;</text:p>
      <text:p text:style-name="Text_20_body"/>
      <text:p text:style-name="P8">const int MAX = 100000;</text:p>
      <text:p text:style-name="P8">vector&lt;int&gt; graph[MAX];</text:p>
      <text:p text:style-name="P8">bool visited[MAX];</text:p>
      <text:p text:style-name="Text_20_body"/>
      <text:p text:style-name="P8">void dfs(int node) {</text:p>
      <text:p text:style-name="P8">stack&lt;int&gt; s;</text:p>
      <text:p text:style-name="P8">s.push(node);</text:p>
      <text:p text:style-name="Text_20_body"/>
      <text:p text:style-name="P8">while (!s.empty()) {</text:p>
      <text:p text:style-name="P9"><text:span text:style-name="T2">     </text:span><text:span text:style-name="T4">int curr_node = s.top();</text:span></text:p>
      <text:p text:style-name="P9"><text:span text:style-name="T2">     </text:span><text:span text:style-name="T4">s.pop();</text:span></text:p>
      <text:p text:style-name="Text_20_body"/>
      <text:p text:style-name="P9"><text:span text:style-name="T2">     </text:span><text:span text:style-name="T4">if (!visited[curr_node]) {</text:span></text:p>
      <text:p text:style-name="P9"><text:soft-page-break/><text:span text:style-name="T2">         </text:span><text:span text:style-name="T4">visited[curr_node] = true;</text:span></text:p>
      <text:p text:style-name="P9"><text:span text:style-name="T2">         </text:span></text:p>
      <text:p text:style-name="P9"><text:span text:style-name="T2">         </text:span><text:span text:style-name="T4">if (visited[curr_node]) {</text:span></text:p>
      <text:p text:style-name="P9"><text:span text:style-name="T2">         </text:span><text:span text:style-name="T4">cout &lt;&lt; curr_node &lt;&lt; " ";</text:span></text:p>
      <text:p text:style-name="P9"><text:span text:style-name="T2">     </text:span><text:span text:style-name="T4">}</text:span></text:p>
      <text:p text:style-name="Text_20_body"/>
      <text:p text:style-name="P9"><text:span text:style-name="T2">         </text:span><text:span text:style-name="T4">#pragma omp parallel for</text:span></text:p>
      <text:p text:style-name="P9"><text:span text:style-name="T2">         </text:span><text:span text:style-name="T4">for (int i = 0; i &lt; graph[curr_node].size(); i++) {</text:span></text:p>
      <text:p text:style-name="P9"><text:span text:style-name="T2">             </text:span><text:span text:style-name="T4">int adj_node = graph[curr_node][i];</text:span></text:p>
      <text:p text:style-name="P9"><text:span text:style-name="T2">             </text:span><text:span text:style-name="T4">if (!visited[adj_node]) {</text:span></text:p>
      <text:p text:style-name="P9"><text:span text:style-name="T2">                 </text:span><text:span text:style-name="T4">s.push(adj_node);</text:span></text:p>
      <text:p text:style-name="P9"><text:span text:style-name="T2">             </text:span><text:span text:style-name="T4">}</text:span></text:p>
      <text:p text:style-name="P9"><text:span text:style-name="T2">         </text:span><text:span text:style-name="T4">}</text:span></text:p>
      <text:p text:style-name="P9"><text:span text:style-name="T2">     </text:span><text:span text:style-name="T4">}</text:span></text:p>
      <text:p text:style-name="P8">}</text:p>
      <text:p text:style-name="P8">}</text:p>
      <text:p text:style-name="Text_20_body"/>
      <text:p text:style-name="P8">int main() {</text:p>
      <text:p text:style-name="P8">int n, m, start_node;</text:p>
      <text:p text:style-name="P8">cout &lt;&lt; "Enter No of Node,Edges,and start node:" ;</text:p>
      <text:p text:style-name="P8">cin &gt;&gt; n &gt;&gt; m &gt;&gt; start_node;</text:p>
      <text:p text:style-name="P6">         <text:span text:style-name="T6">//n: node,m:edges</text:span></text:p>
      <text:p text:style-name="P6">         </text:p>
      <text:p text:style-name="P8">cout &lt;&lt; "Enter Pair of edges:" ;</text:p>
      <text:p text:style-name="P8">for (int i = 0; i &lt; m; i++) {</text:p>
      <text:p text:style-name="P9"><text:span text:style-name="T2">     </text:span><text:span text:style-name="T4">int u, v;</text:span></text:p>
      <text:p text:style-name="P9"><text:span text:style-name="T2">     </text:span></text:p>
      <text:p text:style-name="P9"><text:span text:style-name="T2">     </text:span><text:span text:style-name="T4">cin &gt;&gt; u &gt;&gt; v;</text:span></text:p>
      <text:p text:style-name="P8">//u and v: Pair of edges</text:p>
      <text:p text:style-name="P9"><text:span text:style-name="T2">     </text:span><text:span text:style-name="T4">graph[u].push_back(v);</text:span></text:p>
      <text:p text:style-name="P9"><text:span text:style-name="T2">     </text:span><text:span text:style-name="T4">graph[v].push_back(u);</text:span></text:p>
      <text:p text:style-name="P8">}</text:p>
      <text:p text:style-name="Text_20_body"/>
      <text:p text:style-name="P8">#pragma omp parallel for</text:p>
      <text:p text:style-name="P8">for (int i = 0; i &lt; n; i++) {</text:p>
      <text:p text:style-name="P9"><text:span text:style-name="T2">     </text:span><text:span text:style-name="T4">visited[i] = false;</text:span></text:p>
      <text:p text:style-name="P8">}</text:p>
      <text:p text:style-name="Text_20_body"/>
      <text:p text:style-name="P8"><text:soft-page-break/>dfs(start_node);</text:p>
      <text:p text:style-name="Text_20_body"/>
      <text:p text:style-name="P9"><text:span text:style-name="T4">/*</text:span><text:span text:style-name="T2"> </text:span><text:span text:style-name="T4">for (int i = 0; i &lt; n; i++) {</text:span></text:p>
      <text:p text:style-name="P9"><text:span text:style-name="T2">     </text:span><text:span text:style-name="T4">if (visited[i]) {</text:span></text:p>
      <text:p text:style-name="P9"><text:span text:style-name="T2">         </text:span><text:span text:style-name="T4">cout &lt;&lt; i &lt;&lt; " ";</text:span></text:p>
      <text:p text:style-name="P9"><text:span text:style-name="T2">     </text:span><text:span text:style-name="T4">}</text:span></text:p>
      <text:p text:style-name="P8">}*/</text:p>
      <text:p text:style-name="Text_20_body"/>
      <text:p text:style-name="P8">return 0;</text:p>
      <text:p text:style-name="P8">}</text:p>
      <text:p text:style-name="Text_20_body"><text:line-break/><text:line-break/></text:p>
      <text:p text:style-name="P1"/>
      <text:p text:style-name="P1"/>
      <text:p text:style-name="P1">Assigment 2:</text:p>
      <text:p text:style-name="P1">#include &lt;iostream&gt;</text:p>
      <text:p text:style-name="P1">#include &lt;vector&gt;</text:p>
      <text:p text:style-name="P1">#include &lt;omp.h&gt;</text:p>
      <text:p text:style-name="P1">#include &lt;climits&gt;</text:p>
      <text:p text:style-name="P1"/>
      <text:p text:style-name="P1">using namespace std;</text:p>
      <text:p text:style-name="P1">void min_reduction(vector&lt;int&gt;&amp; arr) {</text:p>
      <text:p text:style-name="P1">int min_value = INT_MAX;</text:p>
      <text:p text:style-name="P1">#pragma omp parallel for reduction(min: min_value)</text:p>
      <text:p text:style-name="P1">for (int i = 0; i &lt; arr.size(); i++) {</text:p>
      <text:p text:style-name="P1">if (arr[i] &lt; min_value) {</text:p>
      <text:p text:style-name="P1">min_value = arr[i];</text:p>
      <text:p text:style-name="P1">}</text:p>
      <text:p text:style-name="P1">}</text:p>
      <text:p text:style-name="P1">cout &lt;&lt; "Minimum value: " &lt;&lt; min_value &lt;&lt; endl;</text:p>
      <text:p text:style-name="P1">}</text:p>
      <text:p text:style-name="P1">void max_reduction(vector&lt;int&gt;&amp; arr) {</text:p>
      <text:p text:style-name="P1">int max_value = INT_MIN;</text:p>
      <text:p text:style-name="P1">#pragma omp parallel for reduction(max: max_value)</text:p>
      <text:p text:style-name="P1">for (int i = 0; i &lt; arr.size(); i++) {</text:p>
      <text:p text:style-name="P1">if (arr[i] &gt; max_value) {</text:p>
      <text:p text:style-name="P1">max_value = arr[i];</text:p>
      <text:p text:style-name="P1">}</text:p>
      <text:p text:style-name="P1">}</text:p>
      <text:p text:style-name="P1">cout &lt;&lt; "Maximum value: " &lt;&lt; max_value &lt;&lt; endl;</text:p>
      <text:p text:style-name="P1">}</text:p>
      <text:p text:style-name="P1">void sum_reduction(vector&lt;int&gt;&amp; arr) {</text:p>
      <text:p text:style-name="P1"/>
      <text:p text:style-name="P1">int sum = 0;</text:p>
      <text:p text:style-name="P1">#pragma omp parallel for reduction(+: sum)</text:p>
      <text:p text:style-name="P1">for (int i = 0; i &lt; arr.size(); i++) {</text:p>
      <text:p text:style-name="P1"><text:soft-page-break/>sum += arr[i];</text:p>
      <text:p text:style-name="P1">}</text:p>
      <text:p text:style-name="P1">cout &lt;&lt; "Sum: " &lt;&lt; sum &lt;&lt; endl;</text:p>
      <text:p text:style-name="P1">}</text:p>
      <text:p text:style-name="P1">void average_reduction(vector&lt;int&gt;&amp; arr) {</text:p>
      <text:p text:style-name="P1">int sum = 0;</text:p>
      <text:p text:style-name="P1">#pragma omp parallel for reduction(+: sum)</text:p>
      <text:p text:style-name="P1">for (int i = 0; i &lt; arr.size(); i++) {</text:p>
      <text:p text:style-name="P1">sum += arr[i];</text:p>
      <text:p text:style-name="P1">}</text:p>
      <text:p text:style-name="P1">cout &lt;&lt; "Average: " &lt;&lt; (double)sum / arr.size() &lt;&lt; endl;</text:p>
      <text:p text:style-name="P1">}</text:p>
      <text:p text:style-name="P1">int main() {</text:p>
      <text:p text:style-name="P1">vector&lt;int&gt; arr = {5, 2, 9, 1, 7, 6, 8, 3, 4};</text:p>
      <text:p text:style-name="P1">min_reduction(arr);</text:p>
      <text:p text:style-name="P1">max_reduction(arr);</text:p>
      <text:p text:style-name="P1">sum_reduction(arr);</text:p>
      <text:p text:style-name="P1">average_reduction(arr);</text:p>
      <text:p text:style-name="P1">}</text:p>
      <text:p text:style-name="P1"/>
      <text:p text:style-name="P1">https://gist.github.com/vnkdj5/bbcbd4e55be914ffa71052830e72ce19</text:p>
      <text:p text:style-name="P1">gcc -o bubble_sort bubble_sort.c -fopenmp</text:p>
      <text:p text:style-name="P1">./bubble_sort</text:p>
      <text:p text:style-name="P1"/>
      <text:p text:style-name="P1">Assigment 3:</text:p>
      <text:p text:style-name="P1"><text:a xlink:type="simple" xlink:href="https://medium.com/@ITigerMouth/min-max-sum-and-average-operations-using-parallel-reduction-c98d8c16dba4" text:style-name="Internet_20_link" text:visited-style-name="Visited_20_Internet_20_Link">https://medium.com/@ITigerMouth/min-max-sum-and-average-operations-using-parallel-reduction-c98d8c16dba4</text:a></text:p>
      <text:p text:style-name="P1">Code:</text:p>
      <text:p text:style-name="P1">#include &lt;iostream&gt;</text:p>
      <text:p text:style-name="P1">#include &lt;vector&gt;</text:p>
      <text:p text:style-name="P1">#include &lt;omp.h&gt;</text:p>
      <text:p text:style-name="P1">#include &lt;climits&gt;</text:p>
      <text:p text:style-name="P1"/>
      <text:p text:style-name="P1">using namespace std;</text:p>
      <text:p text:style-name="P1">void min_reduction(vector&lt;int&gt;&amp; arr) {</text:p>
      <text:p text:style-name="P1">int min_value = INT_MAX;</text:p>
      <text:p text:style-name="P1">#pragma omp parallel for reduction(min: min_value)</text:p>
      <text:p text:style-name="P1">for (int i = 0; i &lt; arr.size(); i++) {</text:p>
      <text:p text:style-name="P1">if (arr[i] &lt; min_value) {</text:p>
      <text:p text:style-name="P1">min_value = arr[i];</text:p>
      <text:p text:style-name="P1">}</text:p>
      <text:p text:style-name="P1">}</text:p>
      <text:p text:style-name="P1">cout &lt;&lt; "Minimum value: " &lt;&lt; min_value &lt;&lt; endl;</text:p>
      <text:p text:style-name="P1">}</text:p>
      <text:p text:style-name="P1">void max_reduction(vector&lt;int&gt;&amp; arr) {</text:p>
      <text:p text:style-name="P1">int max_value = INT_MIN;</text:p>
      <text:p text:style-name="P1">#pragma omp parallel for reduction(max: max_value)</text:p>
      <text:p text:style-name="P1">for (int i = 0; i &lt; arr.size(); i++) {</text:p>
      <text:p text:style-name="P1">if (arr[i] &gt; max_value) {</text:p>
      <text:p text:style-name="P1">max_value = arr[i];</text:p>
      <text:p text:style-name="P1">}</text:p>
      <text:p text:style-name="P1">}</text:p>
      <text:p text:style-name="P1"><text:soft-page-break/>cout &lt;&lt; "Maximum value: " &lt;&lt; max_value &lt;&lt; endl;</text:p>
      <text:p text:style-name="P1">}</text:p>
      <text:p text:style-name="P1">void sum_reduction(vector&lt;int&gt;&amp; arr) {</text:p>
      <text:p text:style-name="P1"/>
      <text:p text:style-name="P1">int sum = 0;</text:p>
      <text:p text:style-name="P1">#pragma omp parallel for reduction(+: sum)</text:p>
      <text:p text:style-name="P1">for (int i = 0; i &lt; arr.size(); i++) {</text:p>
      <text:p text:style-name="P1">sum += arr[i];</text:p>
      <text:p text:style-name="P1">}</text:p>
      <text:p text:style-name="P1">cout &lt;&lt; "Sum: " &lt;&lt; sum &lt;&lt; endl;</text:p>
      <text:p text:style-name="P1">}</text:p>
      <text:p text:style-name="P1">void average_reduction(vector&lt;int&gt;&amp; arr) {</text:p>
      <text:p text:style-name="P1">int sum = 0;</text:p>
      <text:p text:style-name="P1">#pragma omp parallel for reduction(+: sum)</text:p>
      <text:p text:style-name="P1">for (int i = 0; i &lt; arr.size(); i++) {</text:p>
      <text:p text:style-name="P1">sum += arr[i];</text:p>
      <text:p text:style-name="P1">}</text:p>
      <text:p text:style-name="P1">cout &lt;&lt; "Average: " &lt;&lt; (double)sum / arr.size() &lt;&lt; endl;</text:p>
      <text:p text:style-name="P1">}</text:p>
      <text:p text:style-name="P1">int main() {</text:p>
      <text:p text:style-name="P1">vector&lt;int&gt; arr = {5, 2, 9, 1, 7, 6, 8, 3, 4};</text:p>
      <text:p text:style-name="P1">min_reduction(arr);</text:p>
      <text:p text:style-name="P1">max_reduction(arr);</text:p>
      <text:p text:style-name="P1">sum_reduction(arr);</text:p>
      <text:p text:style-name="P1">average_reduction(arr);</text:p>
      <text:p text:style-name="P1">}</text:p>
      <text:p text:style-name="P1">command:</text:p>
      <text:p text:style-name="P1">g++ -o reduction reduction.cpp -fopenmp</text:p>
      <text:p text:style-name="P1">./reduction</text:p>
      <text:p text:style-name="P1"/>
      <text:p text:style-name="P1">Ass4:</text:p>
      <text:p text:style-name="P1"/>
      <text:p text:style-name="P1">include &lt;stdio.h&gt;</text:p>
      <text:p text:style-name="P1">#include &lt;stdlib.h&gt;</text:p>
      <text:p text:style-name="P1">#include &lt;math.h&gt;</text:p>
      <text:p text:style-name="P1"><text:s/></text:p>
      <text:p text:style-name="P1">// CUDA kernel. Each thread takes care of one element of c</text:p>
      <text:p text:style-name="P1">__global__ void vecAdd(double *a, double *b, double *c, int n)</text:p>
      <text:p text:style-name="P1">{</text:p>
      <text:p text:style-name="P1"><text:s text:c="4"/>// Get our global thread ID</text:p>
      <text:p text:style-name="P1"><text:s text:c="4"/>int id = blockIdx.x*blockDim.x+threadIdx.x;</text:p>
      <text:p text:style-name="P1"><text:s/></text:p>
      <text:p text:style-name="P1"><text:s text:c="4"/>// Make sure we do not go out of bounds</text:p>
      <text:p text:style-name="P1"><text:s text:c="4"/>if (id &lt; n)</text:p>
      <text:p text:style-name="P1"><text:s text:c="8"/>c[id] = a[id] + b[id];</text:p>
      <text:p text:style-name="P1">}</text:p>
      <text:p text:style-name="P1"><text:s/></text:p>
      <text:p text:style-name="P1">int main( int argc, char* argv[] )</text:p>
      <text:p text:style-name="P1">{</text:p>
      <text:p text:style-name="P1"><text:s text:c="4"/>// Size of vectors</text:p>
      <text:p text:style-name="P1"><text:s text:c="4"/>int n = 100000;</text:p>
      <text:p text:style-name="P1"><text:s/></text:p>
      <text:p text:style-name="P1"><text:soft-page-break/><text:s text:c="4"/>// Host input vectors</text:p>
      <text:p text:style-name="P1"><text:s text:c="4"/>double *h_a;</text:p>
      <text:p text:style-name="P1"><text:s text:c="4"/>double *h_b;</text:p>
      <text:p text:style-name="P1"><text:s text:c="4"/>//Host output vector</text:p>
      <text:p text:style-name="P1"><text:s text:c="4"/>double *h_c;</text:p>
      <text:p text:style-name="P1"><text:s/></text:p>
      <text:p text:style-name="P1"><text:s text:c="4"/>// Device input vectors</text:p>
      <text:p text:style-name="P1"><text:s text:c="4"/>double *d_a;</text:p>
      <text:p text:style-name="P1"><text:s text:c="4"/>double *d_b;</text:p>
      <text:p text:style-name="P1"><text:s text:c="4"/>//Device output vector</text:p>
      <text:p text:style-name="P1"><text:s text:c="4"/>double *d_c;</text:p>
      <text:p text:style-name="P1"><text:s/></text:p>
      <text:p text:style-name="P1"><text:s text:c="4"/>// Size, in bytes, of each vector</text:p>
      <text:p text:style-name="P1"><text:s text:c="4"/>size_t bytes = n*sizeof(double);</text:p>
      <text:p text:style-name="P1"><text:s/></text:p>
      <text:p text:style-name="P1"><text:s text:c="4"/>// Allocate memory for each vector on host</text:p>
      <text:p text:style-name="P1"><text:s text:c="4"/>h_a = (double*)malloc(bytes);</text:p>
      <text:p text:style-name="P1"><text:s text:c="4"/>h_b = (double*)malloc(bytes);</text:p>
      <text:p text:style-name="P1"><text:s text:c="4"/>h_c = (double*)malloc(bytes);</text:p>
      <text:p text:style-name="P1"><text:s/></text:p>
      <text:p text:style-name="P1"><text:s text:c="4"/>// Allocate memory for each vector on GPU</text:p>
      <text:p text:style-name="P1"><text:s text:c="4"/>cudaMalloc(&amp;d_a, bytes);</text:p>
      <text:p text:style-name="P1"><text:s text:c="4"/>cudaMalloc(&amp;d_b, bytes);</text:p>
      <text:p text:style-name="P1"><text:s text:c="4"/>cudaMalloc(&amp;d_c, bytes);</text:p>
      <text:p text:style-name="P1"><text:s/></text:p>
      <text:p text:style-name="P1"><text:s text:c="4"/>int i;</text:p>
      <text:p text:style-name="P1"><text:s text:c="4"/>// Initialize vectors on host</text:p>
      <text:p text:style-name="P1"><text:s text:c="4"/>for( i = 0; i &lt; n; i++ ) {</text:p>
      <text:p text:style-name="P1"><text:s text:c="8"/>h_a[i] = sin(i)*sin(i);</text:p>
      <text:p text:style-name="P1"><text:s text:c="8"/>h_b[i] = cos(i)*cos(i);</text:p>
      <text:p text:style-name="P1"><text:s text:c="4"/>}</text:p>
      <text:p text:style-name="P1"><text:s/></text:p>
      <text:p text:style-name="P1"><text:s text:c="4"/>// Copy host vectors to device</text:p>
      <text:p text:style-name="P1"><text:s text:c="4"/>cudaMemcpy( d_a, h_a, bytes, cudaMemcpyHostToDevice);</text:p>
      <text:p text:style-name="P1"><text:s text:c="4"/>cudaMemcpy( d_b, h_b, bytes, cudaMemcpyHostToDevice);</text:p>
      <text:p text:style-name="P1"><text:s/></text:p>
      <text:p text:style-name="P1"><text:s text:c="4"/>int blockSize, gridSize;</text:p>
      <text:p text:style-name="P1"><text:s/></text:p>
      <text:p text:style-name="P1"><text:s text:c="4"/>// Number of threads in each thread block</text:p>
      <text:p text:style-name="P1"><text:s text:c="4"/>blockSize = 1024;</text:p>
      <text:p text:style-name="P1"><text:s/></text:p>
      <text:p text:style-name="P1"><text:s text:c="4"/>// Number of thread blocks in grid</text:p>
      <text:p text:style-name="P1"><text:s text:c="4"/>gridSize = (int)ceil((float)n/blockSize);</text:p>
      <text:p text:style-name="P1"><text:s/></text:p>
      <text:p text:style-name="P1"><text:s text:c="4"/>// Execute the kernel</text:p>
      <text:p text:style-name="P1"><text:s text:c="4"/>vecAdd&lt;&lt;&lt;gridSize, blockSize&gt;&gt;&gt;(d_a, d_b, d_c, n);</text:p>
      <text:p text:style-name="P1"><text:s/></text:p>
      <text:p text:style-name="P1"><text:s text:c="4"/>// Copy array back to host</text:p>
      <text:p text:style-name="P1"><text:s text:c="4"/>cudaMemcpy( h_c, d_c, bytes, cudaMemcpyDeviceToHost );</text:p>
      <text:p text:style-name="P1"><text:s/></text:p>
      <text:p text:style-name="P1"><text:s text:c="4"/>// Sum up vector c and print result divided by n, this should equal 1 within error</text:p>
      <text:p text:style-name="P1"><text:s text:c="4"/>double sum = 0;</text:p>
      <text:p text:style-name="P1"><text:soft-page-break/><text:s text:c="4"/>for(i=0; i&lt;n; i++)</text:p>
      <text:p text:style-name="P1"><text:s text:c="8"/>sum += h_c[i];</text:p>
      <text:p text:style-name="P1"><text:s text:c="4"/>printf("final result: %f\n", sum/n);</text:p>
      <text:p text:style-name="P1"><text:s/></text:p>
      <text:p text:style-name="P1"><text:s text:c="4"/>// Release device memory</text:p>
      <text:p text:style-name="P1"><text:s text:c="4"/>cudaFree(d_a);</text:p>
      <text:p text:style-name="P1"><text:s text:c="4"/>cudaFree(d_b);</text:p>
      <text:p text:style-name="P1"><text:s text:c="4"/>cudaFree(d_c);</text:p>
      <text:p text:style-name="P1"><text:s/></text:p>
      <text:p text:style-name="P1"><text:s text:c="4"/>// Release host memory</text:p>
      <text:p text:style-name="P1"><text:s text:c="4"/>free(h_a);</text:p>
      <text:p text:style-name="P1"><text:s text:c="4"/>free(h_b);</text:p>
      <text:p text:style-name="P1"><text:s text:c="4"/>free(h_c);</text:p>
      <text:p text:style-name="P1"><text:s/></text:p>
      <text:p text:style-name="P1"><text:s text:c="4"/>return 0;</text:p>
      <text:p text:style-name="P1"/>
      <text:p text:style-name="P1">nvcc -o vector_addition vector_addition.cu</text:p>
      <text:p text:style-name="P1">./vector_addition</text:p>
      <text:p text:style-name="P1"/>
      <text:p text:style-name="P2">Matrix Multiplication</text:p>
      <text:p text:style-name="P2">#include &lt;stdio.h&gt;</text:p>
      <text:p text:style-name="P2">#include &lt;stdlib.h&gt;</text:p>
      <text:p text:style-name="P2">#include &lt;assert.h&gt;</text:p>
      <text:p text:style-name="P2"/>
      <text:p text:style-name="P2">#define BLOCK_SIZE 16</text:p>
      <text:p text:style-name="P2"/>
      <text:p text:style-name="P2">/*</text:p>
      <text:p text:style-name="P2">*********************************************************************</text:p>
      <text:p text:style-name="P2">function name: gpu_matrix_mult</text:p>
      <text:p text:style-name="P2"/>
      <text:p text:style-name="P2">description: dot product of two matrix (not only square)</text:p>
      <text:p text:style-name="P2"/>
      <text:p text:style-name="P2">parameters: </text:p>
      <text:p text:style-name="P2"><text:s text:c="12"/>&amp;a GPU device pointer to a m X n matrix (A)</text:p>
      <text:p text:style-name="P2"><text:s text:c="12"/>&amp;b GPU device pointer to a n X k matrix (B)</text:p>
      <text:p text:style-name="P2"><text:s text:c="12"/>&amp;c GPU device output purpose pointer to a m X k matrix (C) </text:p>
      <text:p text:style-name="P2"><text:s text:c="12"/>to store the result</text:p>
      <text:p text:style-name="P2"/>
      <text:p text:style-name="P2">Note:</text:p>
      <text:p text:style-name="P2"><text:s text:c="4"/>grid and block should be configured as:</text:p>
      <text:p text:style-name="P2"><text:s text:c="8"/>dim3 dimGrid((k + BLOCK_SIZE - 1) / BLOCK_SIZE, (m + BLOCK_SIZE - 1) / BLOCK_SIZE);</text:p>
      <text:p text:style-name="P2"><text:s text:c="8"/>dim3 dimBlock(BLOCK_SIZE, BLOCK_SIZE);</text:p>
      <text:p text:style-name="P2"/>
      <text:p text:style-name="P2"><text:s text:c="4"/>further sppedup can be obtained by using shared memory to decrease global memory access times</text:p>
      <text:p text:style-name="P2">return: none</text:p>
      <text:p text:style-name="P2">*********************************************************************</text:p>
      <text:p text:style-name="P2">*/</text:p>
      <text:p text:style-name="P2">__global__ void gpu_matrix_mult(int *a,int *b, int *c, int m, int n, int k)</text:p>
      <text:p text:style-name="P2">{ </text:p>
      <text:p text:style-name="P2"><text:s text:c="4"/>int row = blockIdx.y * blockDim.y + threadIdx.y; </text:p>
      <text:p text:style-name="P2"><text:soft-page-break/><text:s text:c="4"/>int col = blockIdx.x * blockDim.x + threadIdx.x;</text:p>
      <text:p text:style-name="P2"><text:s text:c="4"/>int sum = 0;</text:p>
      <text:p text:style-name="P2"><text:s text:c="4"/>if( col &lt; k &amp;&amp; row &lt; m) </text:p>
      <text:p text:style-name="P2"><text:s text:c="4"/>{</text:p>
      <text:p text:style-name="P2"><text:s text:c="8"/>for(int i = 0; i &lt; n; i++) </text:p>
      <text:p text:style-name="P2"><text:s text:c="8"/>{</text:p>
      <text:p text:style-name="P2"><text:s text:c="12"/>sum += a[row * n + i] * b[i * k + col];</text:p>
      <text:p text:style-name="P2"><text:s text:c="8"/>}</text:p>
      <text:p text:style-name="P2"><text:s text:c="8"/>c[row * k + col] = sum;</text:p>
      <text:p text:style-name="P2"><text:s text:c="4"/>}</text:p>
      <text:p text:style-name="P2">} </text:p>
      <text:p text:style-name="P2"/>
      <text:p text:style-name="P2">/*</text:p>
      <text:p text:style-name="P2">*********************************************************************</text:p>
      <text:p text:style-name="P2">function name: gpu_square_matrix_mult</text:p>
      <text:p text:style-name="P2"/>
      <text:p text:style-name="P2">description: dot product of two matrix (not only square) in GPU</text:p>
      <text:p text:style-name="P2"/>
      <text:p text:style-name="P2">parameters: </text:p>
      <text:p text:style-name="P2"><text:s text:c="12"/>&amp;a GPU device pointer to a n X n matrix (A)</text:p>
      <text:p text:style-name="P2"><text:s text:c="12"/>&amp;b GPU device pointer to a n X n matrix (B)</text:p>
      <text:p text:style-name="P2"><text:s text:c="12"/>&amp;c GPU device output purpose pointer to a n X n matrix (C) </text:p>
      <text:p text:style-name="P2"><text:s text:c="12"/>to store the result</text:p>
      <text:p text:style-name="P2">Note:</text:p>
      <text:p text:style-name="P2"><text:s text:c="4"/>grid and block should be configured as:</text:p>
      <text:p text:style-name="P2"/>
      <text:p text:style-name="P2"><text:s text:c="8"/>dim3 dim_grid((n - 1) / BLOCK_SIZE + 1, (n - 1) / BLOCK_SIZE + 1, 1);</text:p>
      <text:p text:style-name="P2"><text:s text:c="8"/>dim3 dim_block(BLOCK_SIZE, BLOCK_SIZE, 1);</text:p>
      <text:p text:style-name="P2"/>
      <text:p text:style-name="P2">return: none</text:p>
      <text:p text:style-name="P2">*********************************************************************</text:p>
      <text:p text:style-name="P2">*/</text:p>
      <text:p text:style-name="P2">__global__ void gpu_square_matrix_mult(int *d_a, int *d_b, int *d_result, int n) </text:p>
      <text:p text:style-name="P2">{</text:p>
      <text:p text:style-name="P2"><text:s text:c="4"/>__shared__ int tile_a[BLOCK_SIZE][BLOCK_SIZE];</text:p>
      <text:p text:style-name="P2"><text:s text:c="4"/>__shared__ int tile_b[BLOCK_SIZE][BLOCK_SIZE];</text:p>
      <text:p text:style-name="P2"/>
      <text:p text:style-name="P2"><text:s text:c="4"/>int row = blockIdx.y * BLOCK_SIZE + threadIdx.y;</text:p>
      <text:p text:style-name="P2"><text:s text:c="4"/>int col = blockIdx.x * BLOCK_SIZE + threadIdx.x;</text:p>
      <text:p text:style-name="P2"><text:s text:c="4"/>int tmp = 0;</text:p>
      <text:p text:style-name="P2"><text:s text:c="4"/>int idx;</text:p>
      <text:p text:style-name="P2"/>
      <text:p text:style-name="P2"><text:s text:c="4"/>for (int sub = 0; sub &lt; gridDim.x; ++sub) </text:p>
      <text:p text:style-name="P2"><text:s text:c="4"/>{</text:p>
      <text:p text:style-name="P2"><text:s text:c="8"/>idx = row * n + sub * BLOCK_SIZE + threadIdx.x;</text:p>
      <text:p text:style-name="P2"><text:s text:c="8"/>if(idx &gt;= n*n)</text:p>
      <text:p text:style-name="P2"><text:s text:c="8"/>{</text:p>
      <text:p text:style-name="P2"><text:s text:c="12"/>// n may not divisible by BLOCK_SIZE</text:p>
      <text:p text:style-name="P2"><text:s text:c="12"/>tile_a[threadIdx.y][threadIdx.x] = 0;</text:p>
      <text:p text:style-name="P2"><text:s text:c="8"/>}</text:p>
      <text:p text:style-name="P2"><text:s text:c="8"/>else</text:p>
      <text:p text:style-name="P2"><text:s text:c="8"/>{</text:p>
      <text:p text:style-name="P2"><text:soft-page-break/><text:s text:c="12"/>tile_a[threadIdx.y][threadIdx.x] = d_a[idx];</text:p>
      <text:p text:style-name="P2"><text:s text:c="8"/>}</text:p>
      <text:p text:style-name="P2"/>
      <text:p text:style-name="P2"><text:s text:c="8"/>idx = (sub * BLOCK_SIZE + threadIdx.y) * n + col;</text:p>
      <text:p text:style-name="P2"><text:s text:c="8"/>if(idx &gt;= n*n)</text:p>
      <text:p text:style-name="P2"><text:s text:c="8"/>{</text:p>
      <text:p text:style-name="P2"><text:s text:c="12"/>tile_b[threadIdx.y][threadIdx.x] = 0;</text:p>
      <text:p text:style-name="P2"><text:s text:c="8"/>} <text:s/></text:p>
      <text:p text:style-name="P2"><text:s text:c="8"/>else</text:p>
      <text:p text:style-name="P2"><text:s text:c="8"/>{</text:p>
      <text:p text:style-name="P2"><text:s text:c="12"/>tile_b[threadIdx.y][threadIdx.x] = d_b[idx];</text:p>
      <text:p text:style-name="P2"><text:s text:c="8"/>}</text:p>
      <text:p text:style-name="P2"><text:s text:c="8"/>__syncthreads();</text:p>
      <text:p text:style-name="P2"/>
      <text:p text:style-name="P2"><text:s text:c="8"/>for (int k = 0; k &lt; BLOCK_SIZE; ++k) </text:p>
      <text:p text:style-name="P2"><text:s text:c="8"/>{</text:p>
      <text:p text:style-name="P2"><text:s text:c="12"/>tmp += tile_a[threadIdx.y][k] * tile_b[k][threadIdx.x];</text:p>
      <text:p text:style-name="P2"><text:s text:c="8"/>}</text:p>
      <text:p text:style-name="P2"><text:s text:c="8"/>__syncthreads();</text:p>
      <text:p text:style-name="P2"><text:s text:c="4"/>}</text:p>
      <text:p text:style-name="P2"><text:s text:c="4"/>if(row &lt; n &amp;&amp; col &lt; n)</text:p>
      <text:p text:style-name="P2"><text:s text:c="4"/>{</text:p>
      <text:p text:style-name="P2"><text:s text:c="8"/>d_result[row * n + col] = tmp;</text:p>
      <text:p text:style-name="P2"><text:s text:c="4"/>}</text:p>
      <text:p text:style-name="P2">}</text:p>
      <text:p text:style-name="P2"/>
      <text:p text:style-name="P2">/*</text:p>
      <text:p text:style-name="P2">*********************************************************************</text:p>
      <text:p text:style-name="P2">function name: gpu_matrix_transpose</text:p>
      <text:p text:style-name="P2"/>
      <text:p text:style-name="P2">description: matrix transpose</text:p>
      <text:p text:style-name="P2"/>
      <text:p text:style-name="P2">parameters: </text:p>
      <text:p text:style-name="P2"><text:s text:c="12"/>&amp;mat_in GPU device pointer to a rows X cols matrix</text:p>
      <text:p text:style-name="P2"><text:s text:c="12"/>&amp;mat_out GPU device output purpose pointer to a cols X rows matrix </text:p>
      <text:p text:style-name="P2"><text:s text:c="12"/>to store the result</text:p>
      <text:p text:style-name="P2">Note:</text:p>
      <text:p text:style-name="P2"><text:s text:c="4"/>grid and block should be configured as:</text:p>
      <text:p text:style-name="P2"><text:s text:c="8"/>dim3 dim_grid((n - 1) / BLOCK_SIZE + 1, (n - 1) / BLOCK_SIZE + 1, 1);</text:p>
      <text:p text:style-name="P2"><text:s text:c="8"/>dim3 dim_block(BLOCK_SIZE, BLOCK_SIZE, 1);</text:p>
      <text:p text:style-name="P2"/>
      <text:p text:style-name="P2">return: none</text:p>
      <text:p text:style-name="P2">*********************************************************************</text:p>
      <text:p text:style-name="P2">*/</text:p>
      <text:p text:style-name="P2">__global__ void gpu_matrix_transpose(int* mat_in, int* mat_out, unsigned int rows, unsigned int cols) </text:p>
      <text:p text:style-name="P2">{</text:p>
      <text:p text:style-name="P2"><text:s text:c="4"/>unsigned int idx = blockIdx.x * blockDim.x + threadIdx.x;</text:p>
      <text:p text:style-name="P2"><text:s text:c="4"/>unsigned int idy = blockIdx.y * blockDim.y + threadIdx.y;</text:p>
      <text:p text:style-name="P2"/>
      <text:p text:style-name="P2"><text:s text:c="4"/>if (idx &lt; cols &amp;&amp; idy &lt; rows) </text:p>
      <text:p text:style-name="P2"><text:s text:c="4"/>{</text:p>
      <text:p text:style-name="P2"><text:soft-page-break/><text:s text:c="8"/>unsigned int pos = idy * cols + idx;</text:p>
      <text:p text:style-name="P2"><text:s text:c="8"/>unsigned int trans_pos = idx * rows + idy;</text:p>
      <text:p text:style-name="P2"><text:s text:c="8"/>mat_out[trans_pos] = mat_in[pos];</text:p>
      <text:p text:style-name="P2"><text:s text:c="4"/>}</text:p>
      <text:p text:style-name="P2">}</text:p>
      <text:p text:style-name="P2">/*</text:p>
      <text:p text:style-name="P2">*********************************************************************</text:p>
      <text:p text:style-name="P2">function name: cpu_matrix_mult</text:p>
      <text:p text:style-name="P2"/>
      <text:p text:style-name="P2">description: dot product of two matrix (not only square) in CPU, </text:p>
      <text:p text:style-name="P2"><text:s text:c="13"/>for validating GPU results</text:p>
      <text:p text:style-name="P2"/>
      <text:p text:style-name="P2">parameters: </text:p>
      <text:p text:style-name="P2"><text:s text:c="12"/>&amp;a CPU host pointer to a m X n matrix (A)</text:p>
      <text:p text:style-name="P2"><text:s text:c="12"/>&amp;b CPU host pointer to a n X k matrix (B)</text:p>
      <text:p text:style-name="P2"><text:s text:c="12"/>&amp;c CPU host output purpose pointer to a m X k matrix (C) </text:p>
      <text:p text:style-name="P2"><text:s text:c="12"/>to store the result</text:p>
      <text:p text:style-name="P2">return: none</text:p>
      <text:p text:style-name="P2">*********************************************************************</text:p>
      <text:p text:style-name="P2">*/</text:p>
      <text:p text:style-name="P2">void cpu_matrix_mult(int *h_a, int *h_b, int *h_result, int m, int n, int k) {</text:p>
      <text:p text:style-name="P2"><text:s text:c="4"/>for (int i = 0; i &lt; m; ++i) </text:p>
      <text:p text:style-name="P2"><text:s text:c="4"/>{</text:p>
      <text:p text:style-name="P2"><text:s text:c="8"/>for (int j = 0; j &lt; k; ++j) </text:p>
      <text:p text:style-name="P2"><text:s text:c="8"/>{</text:p>
      <text:p text:style-name="P2"><text:s text:c="12"/>int tmp = 0.0;</text:p>
      <text:p text:style-name="P2"><text:s text:c="12"/>for (int h = 0; h &lt; n; ++h) </text:p>
      <text:p text:style-name="P2"><text:s text:c="12"/>{</text:p>
      <text:p text:style-name="P2"><text:s text:c="16"/>tmp += h_a[i * n + h] * h_b[h * k + j];</text:p>
      <text:p text:style-name="P2"><text:s text:c="12"/>}</text:p>
      <text:p text:style-name="P2"><text:s text:c="12"/>h_result[i * k + j] = tmp;</text:p>
      <text:p text:style-name="P2"><text:s text:c="8"/>}</text:p>
      <text:p text:style-name="P2"><text:s text:c="4"/>}</text:p>
      <text:p text:style-name="P2">}</text:p>
      <text:p text:style-name="P2"/>
      <text:p text:style-name="P2">/*</text:p>
      <text:p text:style-name="P2">*********************************************************************</text:p>
      <text:p text:style-name="P2">function name: main</text:p>
      <text:p text:style-name="P2"/>
      <text:p text:style-name="P2">description: test and compare</text:p>
      <text:p text:style-name="P2"/>
      <text:p text:style-name="P2">parameters: </text:p>
      <text:p text:style-name="P2"><text:s text:c="12"/>none</text:p>
      <text:p text:style-name="P2"/>
      <text:p text:style-name="P2">return: none</text:p>
      <text:p text:style-name="P2">*********************************************************************</text:p>
      <text:p text:style-name="P2">*/</text:p>
      <text:p text:style-name="P2">int main(int argc, char const *argv[])</text:p>
      <text:p text:style-name="P2">{</text:p>
      <text:p text:style-name="P2"><text:s text:c="4"/>int m, n, k;</text:p>
      <text:p text:style-name="P2"><text:s text:c="4"/>/* Fixed seed for illustration */</text:p>
      <text:p text:style-name="P2"><text:s text:c="4"/>srand(3333);</text:p>
      <text:p text:style-name="P2"><text:soft-page-break/><text:s text:c="4"/>printf("please type in m n and k\n");</text:p>
      <text:p text:style-name="P2"><text:s text:c="4"/>scanf("%d %d %d", &amp;m, &amp;n, &amp;k);</text:p>
      <text:p text:style-name="P2"/>
      <text:p text:style-name="P2"><text:s text:c="4"/>// allocate memory in host RAM, h_cc is used to store CPU result</text:p>
      <text:p text:style-name="P2"><text:s text:c="4"/>int *h_a, *h_b, *h_c, *h_cc;</text:p>
      <text:p text:style-name="P2"><text:s text:c="4"/>cudaMallocHost((void **) &amp;h_a, sizeof(int)*m*n);</text:p>
      <text:p text:style-name="P2"><text:s text:c="4"/>cudaMallocHost((void **) &amp;h_b, sizeof(int)*n*k);</text:p>
      <text:p text:style-name="P2"><text:s text:c="4"/>cudaMallocHost((void **) &amp;h_c, sizeof(int)*m*k);</text:p>
      <text:p text:style-name="P2"><text:s text:c="4"/>cudaMallocHost((void **) &amp;h_cc, sizeof(int)*m*k);</text:p>
      <text:p text:style-name="P2"/>
      <text:p text:style-name="P2"><text:s text:c="4"/>// random initialize matrix A</text:p>
      <text:p text:style-name="P2"><text:s text:c="4"/>for (int i = 0; i &lt; m; ++i) {</text:p>
      <text:p text:style-name="P2"><text:s text:c="8"/>for (int j = 0; j &lt; n; ++j) {</text:p>
      <text:p text:style-name="P2"><text:s text:c="12"/>h_a[i * n + j] = rand() % 1024;</text:p>
      <text:p text:style-name="P2"><text:s text:c="8"/>}</text:p>
      <text:p text:style-name="P2"><text:s text:c="4"/>}</text:p>
      <text:p text:style-name="P2"/>
      <text:p text:style-name="P2"><text:s text:c="4"/>// random initialize matrix B</text:p>
      <text:p text:style-name="P2"><text:s text:c="4"/>for (int i = 0; i &lt; n; ++i) {</text:p>
      <text:p text:style-name="P2"><text:s text:c="8"/>for (int j = 0; j &lt; k; ++j) {</text:p>
      <text:p text:style-name="P2"><text:s text:c="12"/>h_b[i * k + j] = rand() % 1024;</text:p>
      <text:p text:style-name="P2"><text:s text:c="8"/>}</text:p>
      <text:p text:style-name="P2"><text:s text:c="4"/>}</text:p>
      <text:p text:style-name="P2"/>
      <text:p text:style-name="P2"><text:s text:c="4"/>float gpu_elapsed_time_ms, cpu_elapsed_time_ms;</text:p>
      <text:p text:style-name="P2"/>
      <text:p text:style-name="P2"><text:s text:c="4"/>// some events to count the execution time</text:p>
      <text:p text:style-name="P2"><text:s text:c="4"/>cudaEvent_t start, stop;</text:p>
      <text:p text:style-name="P2"><text:s text:c="4"/>cudaEventCreate(&amp;start);</text:p>
      <text:p text:style-name="P2"><text:s text:c="4"/>cudaEventCreate(&amp;stop);</text:p>
      <text:p text:style-name="P2"/>
      <text:p text:style-name="P2"><text:s text:c="4"/>// start to count execution time of GPU version</text:p>
      <text:p text:style-name="P2"><text:s text:c="4"/>cudaEventRecord(start, 0);</text:p>
      <text:p text:style-name="P2"><text:s text:c="4"/>// Allocate memory space on the device </text:p>
      <text:p text:style-name="P2"><text:s text:c="4"/>int *d_a, *d_b, *d_c;</text:p>
      <text:p text:style-name="P2"><text:s text:c="4"/>cudaMalloc((void **) &amp;d_a, sizeof(int)*m*n);</text:p>
      <text:p text:style-name="P2"><text:s text:c="4"/>cudaMalloc((void **) &amp;d_b, sizeof(int)*n*k);</text:p>
      <text:p text:style-name="P2"><text:s text:c="4"/>cudaMalloc((void **) &amp;d_c, sizeof(int)*m*k);</text:p>
      <text:p text:style-name="P2"/>
      <text:p text:style-name="P2"><text:s text:c="4"/>// copy matrix A and B from host to device memory</text:p>
      <text:p text:style-name="P2"><text:s text:c="4"/>cudaMemcpy(d_a, h_a, sizeof(int)*m*n, cudaMemcpyHostToDevice);</text:p>
      <text:p text:style-name="P2"><text:s text:c="4"/>cudaMemcpy(d_b, h_b, sizeof(int)*n*k, cudaMemcpyHostToDevice);</text:p>
      <text:p text:style-name="P2"/>
      <text:p text:style-name="P2"><text:s text:c="4"/>unsigned int grid_rows = (m + BLOCK_SIZE - 1) / BLOCK_SIZE;</text:p>
      <text:p text:style-name="P2"><text:s text:c="4"/>unsigned int grid_cols = (k + BLOCK_SIZE - 1) / BLOCK_SIZE;</text:p>
      <text:p text:style-name="P2"><text:s text:c="4"/>dim3 dimGrid(grid_cols, grid_rows);</text:p>
      <text:p text:style-name="P2"><text:s text:c="4"/>dim3 dimBlock(BLOCK_SIZE, BLOCK_SIZE);</text:p>
      <text:p text:style-name="P2"><text:s text:c="3"/></text:p>
      <text:p text:style-name="P2"><text:s text:c="4"/>// Launch kernel </text:p>
      <text:p text:style-name="P2"><text:s text:c="4"/>if(m == n &amp;&amp; n == k)</text:p>
      <text:p text:style-name="P2"><text:s text:c="4"/>{</text:p>
      <text:p text:style-name="P2"><text:s text:c="8"/>gpu_square_matrix_mult&lt;&lt;&lt;dimGrid, dimBlock&gt;&gt;&gt;(d_a, d_b, d_c, n); <text:s text:c="3"/></text:p>
      <text:p text:style-name="P2"><text:soft-page-break/><text:s text:c="4"/>}</text:p>
      <text:p text:style-name="P2"><text:s text:c="4"/>else</text:p>
      <text:p text:style-name="P2"><text:s text:c="4"/>{</text:p>
      <text:p text:style-name="P2"><text:s text:c="8"/>gpu_matrix_mult&lt;&lt;&lt;dimGrid, dimBlock&gt;&gt;&gt;(d_a, d_b, d_c, m, n, k); <text:s text:c="3"/></text:p>
      <text:p text:style-name="P2"><text:s text:c="4"/>}</text:p>
      <text:p text:style-name="P2"><text:s text:c="4"/>// Transefr results from device to host </text:p>
      <text:p text:style-name="P2"><text:s text:c="4"/>cudaMemcpy(h_c, d_c, sizeof(int)*m*k, cudaMemcpyDeviceToHost);</text:p>
      <text:p text:style-name="P2"><text:s text:c="4"/>cudaThreadSynchronize();</text:p>
      <text:p text:style-name="P2"><text:s text:c="4"/>// time counting terminate</text:p>
      <text:p text:style-name="P2"><text:s text:c="4"/>cudaEventRecord(stop, 0);</text:p>
      <text:p text:style-name="P2"><text:s text:c="4"/>cudaEventSynchronize(stop);</text:p>
      <text:p text:style-name="P2"/>
      <text:p text:style-name="P2"><text:s text:c="4"/>// compute time elapse on GPU computing</text:p>
      <text:p text:style-name="P2"><text:s text:c="4"/>cudaEventElapsedTime(&amp;gpu_elapsed_time_ms, start, stop);</text:p>
      <text:p text:style-name="P2"><text:s text:c="4"/>printf("Time elapsed on matrix multiplication of %dx%d . %dx%d on GPU: %f ms.\n\n", m, n, n, k, gpu_elapsed_time_ms);</text:p>
      <text:p text:style-name="P2"/>
      <text:p text:style-name="P2"><text:s text:c="4"/>// start the CPU version</text:p>
      <text:p text:style-name="P2"><text:s text:c="4"/>cudaEventRecord(start, 0);</text:p>
      <text:p text:style-name="P2"/>
      <text:p text:style-name="P2"><text:s text:c="4"/>cpu_matrix_mult(h_a, h_b, h_cc, m, n, k);</text:p>
      <text:p text:style-name="P2"/>
      <text:p text:style-name="P2"><text:s text:c="4"/>cudaEventRecord(stop, 0);</text:p>
      <text:p text:style-name="P2"><text:s text:c="4"/>cudaEventSynchronize(stop);</text:p>
      <text:p text:style-name="P2"><text:s text:c="4"/>cudaEventElapsedTime(&amp;cpu_elapsed_time_ms, start, stop);</text:p>
      <text:p text:style-name="P2"><text:s text:c="4"/>printf("Time elapsed on matrix multiplication of %dx%d . %dx%d on CPU: %f ms.\n\n", m, n, n, k, cpu_elapsed_time_ms);</text:p>
      <text:p text:style-name="P2"/>
      <text:p text:style-name="P2"><text:s text:c="4"/>// validate results computed by GPU</text:p>
      <text:p text:style-name="P2"><text:s text:c="4"/>int all_ok = 1;</text:p>
      <text:p text:style-name="P2"><text:s text:c="4"/>for (int i = 0; i &lt; m; ++i)</text:p>
      <text:p text:style-name="P2"><text:s text:c="4"/>{</text:p>
      <text:p text:style-name="P2"><text:s text:c="8"/>for (int j = 0; j &lt; k; ++j)</text:p>
      <text:p text:style-name="P2"><text:s text:c="8"/>{</text:p>
      <text:p text:style-name="P2"><text:s text:c="12"/>//printf("[%d][%d]:%d == [%d][%d]:%d, ", i, j, h_cc[i*k + j], i, j, h_c[i*k + j]);</text:p>
      <text:p text:style-name="P2"><text:s text:c="12"/>if(h_cc[i*k + j] != h_c[i*k + j])</text:p>
      <text:p text:style-name="P2"><text:s text:c="12"/>{</text:p>
      <text:p text:style-name="P2"><text:s text:c="16"/>all_ok = 0;</text:p>
      <text:p text:style-name="P2"><text:s text:c="12"/>}</text:p>
      <text:p text:style-name="P2"><text:s text:c="8"/>}</text:p>
      <text:p text:style-name="P2"><text:s text:c="8"/>//printf("\n");</text:p>
      <text:p text:style-name="P2"><text:s text:c="4"/>}</text:p>
      <text:p text:style-name="P2"/>
      <text:p text:style-name="P2"><text:s text:c="4"/>// roughly compute speedup</text:p>
      <text:p text:style-name="P2"><text:s text:c="4"/>if(all_ok)</text:p>
      <text:p text:style-name="P2"><text:s text:c="4"/>{</text:p>
      <text:p text:style-name="P2"><text:s text:c="8"/>printf("all results are correct!!!, speedup = %f\n", cpu_elapsed_time_ms / gpu_elapsed_time_ms);</text:p>
      <text:p text:style-name="P2"><text:s text:c="4"/>}</text:p>
      <text:p text:style-name="P2"><text:s text:c="4"/>else</text:p>
      <text:p text:style-name="P2"><text:s text:c="4"/>{</text:p>
      <text:p text:style-name="P2"><text:s text:c="8"/>printf("incorrect results\n");</text:p>
      <text:p text:style-name="P2"><text:soft-page-break/><text:s text:c="4"/>}</text:p>
      <text:p text:style-name="P2"/>
      <text:p text:style-name="P2"><text:s text:c="4"/>// free memory</text:p>
      <text:p text:style-name="P2"><text:s text:c="4"/>cudaFree(d_a);</text:p>
      <text:p text:style-name="P2"><text:s text:c="4"/>cudaFree(d_b);</text:p>
      <text:p text:style-name="P2"><text:s text:c="4"/>cudaFree(d_c);</text:p>
      <text:p text:style-name="P2"><text:s text:c="4"/>cudaFreeHost(h_a);</text:p>
      <text:p text:style-name="P2"><text:s text:c="4"/>cudaFreeHost(h_b);</text:p>
      <text:p text:style-name="P2"><text:s text:c="4"/>cudaFreeHost(h_c);</text:p>
      <text:p text:style-name="P2"><text:s text:c="4"/>cudaFreeHost(h_cc);</text:p>
      <text:p text:style-name="P2"><text:s text:c="4"/>return 0;</text:p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2T11:54:54.640489752</meta:creation-date>
    <dc:date>2024-04-22T12:16:15.580154899</dc:date>
    <meta:editing-duration>PT1M</meta:editing-duration>
    <meta:editing-cycles>1</meta:editing-cycles>
    <meta:document-statistic meta:table-count="0" meta:image-count="0" meta:object-count="0" meta:page-count="17" meta:paragraph-count="638" meta:word-count="2208" meta:character-count="16135" meta:non-whitespace-character-count="12287"/>
    <meta:generator>LibreOffice/6.0.7.3$Linux_X86_64 LibreOffice_project/00m0$Build-3</meta:generator>
  </office:meta>
</office:document-meta>
</file>